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3.113cm"/>
    </style:style>
    <style:style style:name="co2" style:family="table-column">
      <style:table-column-properties fo:break-before="auto" style:column-width="1.088cm"/>
    </style:style>
    <style:style style:name="co3" style:family="table-column">
      <style:table-column-properties fo:break-before="auto" style:column-width="1.261cm"/>
    </style:style>
    <style:style style:name="co4" style:family="table-column">
      <style:table-column-properties fo:break-before="auto" style:column-width="0.961cm"/>
    </style:style>
    <style:style style:name="co5" style:family="table-column">
      <style:table-column-properties fo:break-before="auto" style:column-width="9.966cm"/>
    </style:style>
    <style:style style:name="co6" style:family="table-column">
      <style:table-column-properties fo:break-before="auto" style:column-width="4.256cm"/>
    </style:style>
    <style:style style:name="co7" style:family="table-column">
      <style:table-column-properties fo:break-before="auto" style:column-width="4.066cm"/>
    </style:style>
    <style:style style:name="co8" style:family="table-column">
      <style:table-column-properties fo:break-before="auto" style:column-width="1.642cm"/>
    </style:style>
    <style:style style:name="co9" style:family="table-column">
      <style:table-column-properties fo:break-before="auto" style:column-width="5.528cm"/>
    </style:style>
    <style:style style:name="co10" style:family="table-column">
      <style:table-column-properties fo:break-before="auto" style:column-width="1.533cm"/>
    </style:style>
    <style:style style:name="co11" style:family="table-column">
      <style:table-column-properties fo:break-before="auto" style:column-width="1.588cm"/>
    </style:style>
    <style:style style:name="co12" style:family="table-column">
      <style:table-column-properties fo:break-before="auto" style:column-width="1.288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2.842cm" fo:break-before="auto" style:use-optimal-row-height="false"/>
    </style:style>
    <style:style style:name="ro3" style:family="table-row">
      <style:table-row-properties style:row-height="3.422cm" fo:break-before="auto" style:use-optimal-row-height="false"/>
    </style:style>
    <style:style style:name="ro4" style:family="table-row">
      <style:table-row-properties style:row-height="2.605cm" fo:break-before="auto" style:use-optimal-row-height="false"/>
    </style:style>
    <style:style style:name="ro5" style:family="table-row">
      <style:table-row-properties style:row-height="2.21cm" fo:break-before="auto" style:use-optimal-row-height="false"/>
    </style:style>
    <style:style style:name="ro6" style:family="table-row">
      <style:table-row-properties style:row-height="2.157cm" fo:break-before="auto" style:use-optimal-row-height="false"/>
    </style:style>
    <style:style style:name="ro7" style:family="table-row">
      <style:table-row-properties style:row-height="2.632cm" fo:break-before="auto" style:use-optimal-row-height="false"/>
    </style:style>
    <style:style style:name="ro8" style:family="table-row">
      <style:table-row-properties style:row-height="3.632cm" fo:break-before="auto" style:use-optimal-row-height="false"/>
    </style:style>
    <style:style style:name="ro9" style:family="table-row">
      <style:table-row-properties style:row-height="3.133cm" fo:break-before="auto" style:use-optimal-row-height="false"/>
    </style:style>
    <style:style style:name="ro10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style:font-name-asian="DejaVu Sans" style:font-name-complex="Lohit Hindi"/>
    </style:style>
    <style:style style:name="T1" style:family="text">
      <style:text-properties style:font-name-asian="DejaVu Sans" style:font-name-complex="Lohit Hindi"/>
    </style:style>
  </office:automatic-styles>
  <office:body>
    <office:spreadsheet>
      <table:table table:name="world1_ques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ce1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name</text:p>
          </table:table-cell>
          <table:table-cell table:style-name="ce1" office:value-type="string" calcext:value-type="string">
            <text:p><text:span text:style-name="T1">quest</text:span></text:p>
          </table:table-cell>
          <table:table-cell table:style-name="ce1" office:value-type="string" calcext:value-type="string">
            <text:p><text:span text:style-name="T1">questi</text:span></text:p>
          </table:table-cell>
          <table:table-cell table:style-name="ce1" office:value-type="string" calcext:value-type="string">
            <text:p><text:s/>limit</text:p>
          </table:table-cell>
          <table:table-cell table:style-name="ce1" office:value-type="string" calcext:value-type="string">
            <text:p>cond1</text:p>
          </table:table-cell>
          <table:table-cell office:value-type="string" calcext:value-type="string">
            <text:p>cond2</text:p>
          </table:table-cell>
          <table:table-cell table:style-name="ce1" office:value-type="string" calcext:value-type="string">
            <text:p><text:span text:style-name="T1">description</text:span></text:p>
          </table:table-cell>
          <table:table-cell table:style-name="ce1" office:value-type="string" calcext:value-type="string">
            <text:p><text:span text:style-name="T1">image</text:span></text:p>
          </table:table-cell>
          <table:table-cell table:style-name="ce1" office:value-type="string" calcext:value-type="string">
            <text:p><text:span text:style-name="T1">author</text:span></text:p>
          </table:table-cell>
          <table:table-cell table:style-name="ce1" office:value-type="string" calcext:value-type="string">
            <text:p><text:span text:style-name="T1">reward</text:span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{quest_1_1_title}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style-name="Default" office:value-type="string" calcext:value-type="string">
            <text:p>{building_master}</text:p>
          </table:table-cell>
          <table:table-cell office:value-type="string" calcext:value-type="string">
            <text:p>{quest_1_1_description}</text:p>
          </table:table-cell>
          <table:table-cell office:value-type="string" calcext:value-type="string">
            <text:p>logo/share.png</text:p>
          </table:table-cell>
          <table:table-cell office:value-type="float" office:value="1000077" calcext:value-type="float">
            <text:p>1000077</text:p>
          </table:table-cell>
          <table:table-cell office:value-type="string" calcext:value-type="string">
            <text:p>wood=0;stone=0;iron=0;fuel=0;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{quest_1_2_title}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office:value-type="string" calcext:value-type="string">
            <text:p>{building_mine}</text:p>
          </table:table-cell>
          <table:table-cell office:value-type="string" calcext:value-type="string">
            <text:p>{quest_1_2_description}</text:p>
          </table:table-cell>
          <table:table-cell/>
          <table:table-cell office:value-type="float" office:value="1000077" calcext:value-type="float">
            <text:p>1000077</text:p>
          </table:table-cell>
          <table:table-cell office:value-type="string" calcext:value-type="string">
            <text:p>wood=0;stone=0;iron=0;fuel=0;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{quest_1_3_title}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pan text:style-name="T1">{building_master}</text:span></text:p>
          </table:table-cell>
          <table:table-cell office:value-type="string" calcext:value-type="string">
            <text:p>{quest_1_3_description}</text:p>
          </table:table-cell>
          <table:table-cell table:style-name="ce1" office:value-type="float" office:value="1000003" calcext:value-type="float">
            <text:p>1000003</text:p>
          </table:table-cell>
          <table:table-cell office:value-type="float" office:value="1000077" calcext:value-type="float">
            <text:p>1000077</text:p>
          </table:table-cell>
          <table:table-cell office:value-type="string" calcext:value-type="string">
            <text:p>wood=0;stone=0;iron=0;fuel=0;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{quest_1_4_title}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/>
          <table:table-cell office:value-type="string" calcext:value-type="string">
            <text:p>{quest_1_4_description}</text:p>
          </table:table-cell>
          <table:table-cell table:style-name="ce1"/>
          <table:table-cell office:value-type="float" office:value="1000077" calcext:value-type="float">
            <text:p>1000077</text:p>
          </table:table-cell>
          <table:table-cell office:value-type="string" calcext:value-type="string">
            <text:p>wood=0;stone=0;iron=0;fuel=0;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{quest_1_5_title}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pan text:style-name="T1">{building_lumberjack}</text:span></text:p>
          </table:table-cell>
          <table:table-cell office:value-type="string" calcext:value-type="string">
            <text:p>{quest_1_5_description}</text:p>
          </table:table-cell>
          <table:table-cell office:value-type="float" office:value="1000014" calcext:value-type="float">
            <text:p>1000014</text:p>
          </table:table-cell>
          <table:table-cell office:value-type="float" office:value="1000077" calcext:value-type="float">
            <text:p>1000077</text:p>
          </table:table-cell>
          <table:table-cell office:value-type="string" calcext:value-type="string">
            <text:p>wood=0;stone=0;iron=0;fuel=0;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{quest_1_6_title}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office:value-type="string" calcext:value-type="string">
            <text:p>questtask('quest_1_6_task');</text:p>
          </table:table-cell>
          <table:table-cell office:value-type="string" calcext:value-type="string">
            <text:p>{quest_1_6_description}</text:p>
          </table:table-cell>
          <table:table-cell table:style-name="ce1" office:value-type="string" calcext:value-type="string">
            <text:p><text:span text:style-name="T1">icons/f_attack_lumberjack.png</text:span></text:p>
          </table:table-cell>
          <table:table-cell office:value-type="float" office:value="1000077" calcext:value-type="float">
            <text:p>1000077</text:p>
          </table:table-cell>
          <table:table-cell office:value-type="string" calcext:value-type="string">
            <text:p>wood=0;stone=0;iron=0;fuel=0;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{quest_1_7_title}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office:value-type="string" calcext:value-type="string">
            <text:p>questbuilding('<text:span text:style-name="T1">{building_master}</text:span>',2);</text:p>
          </table:table-cell>
          <table:table-cell office:value-type="string" calcext:value-type="string">
            <text:p>{quest_1_7_description}</text:p>
          </table:table-cell>
          <table:table-cell table:style-name="ce1" office:value-type="float" office:value="1000003" calcext:value-type="float">
            <text:p>1000003</text:p>
          </table:table-cell>
          <table:table-cell office:value-type="float" office:value="1000077" calcext:value-type="float">
            <text:p>1000077</text:p>
          </table:table-cell>
          <table:table-cell office:value-type="string" calcext:value-type="string">
            <text:p>wood=0;stone=0;iron=0;fuel=0;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{quest_1_8_title}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pan text:style-name="T1">{building_mine}</text:span></text:p>
          </table:table-cell>
          <table:table-cell office:value-type="string" calcext:value-type="string">
            <text:p>{quest_1_8_description}</text:p>
          </table:table-cell>
          <table:table-cell office:value-type="float" office:value="1000015" calcext:value-type="float">
            <text:p>1000015</text:p>
          </table:table-cell>
          <table:table-cell office:value-type="float" office:value="1000077" calcext:value-type="float">
            <text:p>1000077</text:p>
          </table:table-cell>
          <table:table-cell office:value-type="string" calcext:value-type="string">
            <text:p>wood=0;stone=0;iron=0;fuel=0;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{quest_1_9_title}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pan text:style-name="T1">{building_tower}</text:span></text:p>
          </table:table-cell>
          <table:table-cell office:value-type="string" calcext:value-type="string">
            <text:p>{quest_1_9_description}</text:p>
          </table:table-cell>
          <table:table-cell office:value-type="float" office:value="1000020" calcext:value-type="float">
            <text:p>1000020</text:p>
          </table:table-cell>
          <table:table-cell office:value-type="float" office:value="1000077" calcext:value-type="float">
            <text:p>1000077</text:p>
          </table:table-cell>
          <table:table-cell office:value-type="string" calcext:value-type="string">
            <text:p>wood=0;stone=0;iron=0;fuel=0;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{quest_1_10_title}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pan text:style-name="T1">{building_market}</text:span></text:p>
          </table:table-cell>
          <table:table-cell office:value-type="string" calcext:value-type="string">
            <text:p>{quest_1_10_description}</text:p>
          </table:table-cell>
          <table:table-cell office:value-type="float" office:value="1000004" calcext:value-type="float">
            <text:p>1000004</text:p>
          </table:table-cell>
          <table:table-cell office:value-type="float" office:value="1000077" calcext:value-type="float">
            <text:p>1000077</text:p>
          </table:table-cell>
          <table:table-cell office:value-type="string" calcext:value-type="string">
            <text:p>wood=0;stone=0;iron=0;fuel=0;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{quest_1_12_title}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pan text:style-name="T1">{building_expand_tower}</text:span></text:p>
          </table:table-cell>
          <table:table-cell office:value-type="string" calcext:value-type="string">
            <text:p>{quest_1_12_description}</text:p>
          </table:table-cell>
          <table:table-cell office:value-type="float" office:value="1000021" calcext:value-type="float">
            <text:p>1000021</text:p>
          </table:table-cell>
          <table:table-cell office:value-type="float" office:value="1000077" calcext:value-type="float">
            <text:p>1000077</text:p>
          </table:table-cell>
          <table:table-cell office:value-type="string" calcext:value-type="string">
            <text:p>wood=0;stone=0;iron=0;fuel=0;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{quest_1_13_title}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office:value-type="string" calcext:value-type="string">
            <text:p>//cplx</text:p>
          </table:table-cell>
          <table:table-cell office:value-type="string" calcext:value-type="string">
            <text:p>{quest_1_13_description}</text:p>
          </table:table-cell>
          <table:table-cell table:style-name="ce1" office:value-type="string" calcext:value-type="string">
            <text:p><text:span text:style-name="T1">icons/f_attack.png</text:span></text:p>
          </table:table-cell>
          <table:table-cell office:value-type="float" office:value="1000077" calcext:value-type="float">
            <text:p>1000077</text:p>
          </table:table-cell>
          <table:table-cell office:value-type="string" calcext:value-type="string">
            <text:p>wood=0;stone=0;iron=0;fuel=0;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{quest_1_14_title}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pan text:style-name="T1">//cplx</text:span></text:p>
          </table:table-cell>
          <table:table-cell office:value-type="string" calcext:value-type="string">
            <text:p>{quest_1_14_description}</text:p>
          </table:table-cell>
          <table:table-cell table:style-name="ce1" office:value-type="string" calcext:value-type="string">
            <text:p><text:span text:style-name="T1">icons/f_dismantle.png</text:span></text:p>
          </table:table-cell>
          <table:table-cell office:value-type="float" office:value="1000077" calcext:value-type="float">
            <text:p>1000077</text:p>
          </table:table-cell>
          <table:table-cell office:value-type="string" calcext:value-type="string">
            <text:p>wood=0;stone=0;iron=0;fuel=0;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{quest_1_15_title}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pan text:style-name="T1">{building_master_wall}</text:span></text:p>
          </table:table-cell>
          <table:table-cell office:value-type="string" calcext:value-type="string">
            <text:p>{quest_1_15_description}</text:p>
          </table:table-cell>
          <table:table-cell office:value-type="string" calcext:value-type="string">
            <text:p>quest/1_15.png</text:p>
          </table:table-cell>
          <table:table-cell office:value-type="float" office:value="1000077" calcext:value-type="float">
            <text:p>1000077</text:p>
          </table:table-cell>
          <table:table-cell office:value-type="string" calcext:value-type="string">
            <text:p>wood=0;stone=0;iron=0;fuel=0;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{quest_1_16_title}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pan text:style-name="T1">questbuilding('{building_master}',8);</text:span></text:p>
          </table:table-cell>
          <table:table-cell office:value-type="string" calcext:value-type="string">
            <text:p>{quest_1_16_description}</text:p>
          </table:table-cell>
          <table:table-cell table:style-name="ce1" office:value-type="string" calcext:value-type="string">
            <text:p><text:span text:style-name="T1">quest/1_15.png</text:span></text:p>
          </table:table-cell>
          <table:table-cell office:value-type="float" office:value="1000077" calcext:value-type="float">
            <text:p>1000077</text:p>
          </table:table-cell>
          <table:table-cell office:value-type="string" calcext:value-type="string">
            <text:p>wood=0;stone=0;iron=0;fuel=0;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{quest_1_17_title}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pan text:style-name="T1">//cplx</text:span></text:p>
          </table:table-cell>
          <table:table-cell office:value-type="string" calcext:value-type="string">
            <text:p>{quest_1_17_description}</text:p>
          </table:table-cell>
          <table:table-cell table:style-name="ce1" office:value-type="string" calcext:value-type="string">
            <text:p><text:span text:style-name="T1">icons/f_upgrade.png</text:span></text:p>
          </table:table-cell>
          <table:table-cell office:value-type="float" office:value="1000077" calcext:value-type="float">
            <text:p>1000077</text:p>
          </table:table-cell>
          <table:table-cell office:value-type="string" calcext:value-type="string">
            <text:p>wood=0;stone=0;iron=0;fuel=0;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{quest_1_18_title}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pan text:style-name="T1">//cplx</text:span></text:p>
          </table:table-cell>
          <table:table-cell office:value-type="string" calcext:value-type="string">
            <text:p>{quest_1_18_description}</text:p>
          </table:table-cell>
          <table:table-cell/>
          <table:table-cell office:value-type="float" office:value="1000077" calcext:value-type="float">
            <text:p>1000077</text:p>
          </table:table-cell>
          <table:table-cell office:value-type="string" calcext:value-type="string">
            <text:p>wood=0;stone=0;iron=0;fuel=0;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{quest_1_19_title}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pan text:style-name="T1">//cplx</text:span></text:p>
          </table:table-cell>
          <table:table-cell office:value-type="string" calcext:value-type="string">
            <text:p>{quest_1_19_description}</text:p>
          </table:table-cell>
          <table:table-cell/>
          <table:table-cell office:value-type="float" office:value="1000077" calcext:value-type="float">
            <text:p>1000077</text:p>
          </table:table-cell>
          <table:table-cell office:value-type="string" calcext:value-type="string">
            <text:p>wood=0;stone=0;iron=0;fuel=0;</text:p>
          </table:table-cell>
          <table:table-cell table:number-columns-repeated="4"/>
        </table:table-row>
        <table:table-row table:style-name="ro8">
          <table:table-cell office:value-type="string" calcext:value-type="string">
            <text:p>{quest_1_20_title}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pan text:style-name="T1">//cplx</text:span></text:p>
          </table:table-cell>
          <table:table-cell office:value-type="string" calcext:value-type="string">
            <text:p>{quest_1_20_description}</text:p>
          </table:table-cell>
          <table:table-cell table:style-name="ce1" office:value-type="string" calcext:value-type="string">
            <text:p>quest/1_20.png</text:p>
          </table:table-cell>
          <table:table-cell office:value-type="float" office:value="1000077" calcext:value-type="float">
            <text:p>1000077</text:p>
          </table:table-cell>
          <table:table-cell office:value-type="string" calcext:value-type="string">
            <text:p>wood=0;stone=0;iron=0;fuel=0;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{quest_1_21_title}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/>
          <table:table-cell office:value-type="string" calcext:value-type="string">
            <text:p>{quest_1_21_description}</text:p>
          </table:table-cell>
          <table:table-cell table:style-name="ce1" office:value-type="string" calcext:value-type="string">
            <text:p><text:span text:style-name="T1">quest/1_21.png</text:span></text:p>
          </table:table-cell>
          <table:table-cell office:value-type="float" office:value="1000077" calcext:value-type="float">
            <text:p>1000077</text:p>
          </table:table-cell>
          <table:table-cell office:value-type="string" calcext:value-type="string">
            <text:p>wood=0;stone=0;iron=0;fuel=0;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{quest_1_22_title}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/>
          <table:table-cell office:value-type="string" calcext:value-type="string">
            <text:p>{quest_1_22_description}</text:p>
          </table:table-cell>
          <table:table-cell/>
          <table:table-cell office:value-type="float" office:value="1000077" calcext:value-type="float">
            <text:p>1000077</text:p>
          </table:table-cell>
          <table:table-cell office:value-type="string" calcext:value-type="string">
            <text:p>wood=0;stone=0;iron=0;fuel=0;</text:p>
          </table:table-cell>
          <table:table-cell table:number-columns-repeated="4"/>
        </table:table-row>
        <table:table-row table:style-name="ro9">
          <table:table-cell office:value-type="string" calcext:value-type="string">
            <text:p>{quest_1_23_title}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pan text:style-name="T1">questbuilding('{building_master_terrain}');//cplx</text:span></text:p>
          </table:table-cell>
          <table:table-cell office:value-type="string" calcext:value-type="string">
            <text:p>{quest_1_23_description}</text:p>
          </table:table-cell>
          <table:table-cell table:style-name="ce1" office:value-type="string" calcext:value-type="string">
            <text:p><text:span text:style-name="T1">quest/1_23.png</text:span></text:p>
          </table:table-cell>
          <table:table-cell office:value-type="float" office:value="1000077" calcext:value-type="float">
            <text:p>1000077</text:p>
          </table:table-cell>
          <table:table-cell office:value-type="string" calcext:value-type="string">
            <text:p>wood=0;stone=0;iron=0;fuel=0;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{quest_1_24_title}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pan text:style-name="T1">{building_embassy}</text:span></text:p>
          </table:table-cell>
          <table:table-cell office:value-type="string" calcext:value-type="string">
            <text:p>{quest_1_24_description}</text:p>
          </table:table-cell>
          <table:table-cell office:value-type="float" office:value="1000005" calcext:value-type="float">
            <text:p>1000005</text:p>
          </table:table-cell>
          <table:table-cell office:value-type="float" office:value="1000077" calcext:value-type="float">
            <text:p>1000077</text:p>
          </table:table-cell>
          <table:table-cell office:value-type="string" calcext:value-type="string">
            <text:p>wood=0;stone=0;iron=0;fuel=0;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{quest_1_25_title}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{quest_1_25_description}</text:p>
          </table:table-cell>
          <table:table-cell office:value-type="float" office:value="1000017" calcext:value-type="float">
            <text:p>1000017</text:p>
          </table:table-cell>
          <table:table-cell office:value-type="float" office:value="1000077" calcext:value-type="float">
            <text:p>1000077</text:p>
          </table:table-cell>
          <table:table-cell office:value-type="string" calcext:value-type="string">
            <text:p>wood=0;stone=0;iron=0;fuel=0;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{quest_1_26_title}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/>
          <table:table-cell office:value-type="string" calcext:value-type="string">
            <text:p>{quest_1_26_description}</text:p>
          </table:table-cell>
          <table:table-cell table:style-name="ce1" office:value-type="string" calcext:value-type="string">
            <text:p><text:span text:style-name="T1">quest/1_26.png</text:span></text:p>
          </table:table-cell>
          <table:table-cell office:value-type="float" office:value="1000077" calcext:value-type="float">
            <text:p>1000077</text:p>
          </table:table-cell>
          <table:table-cell office:value-type="string" calcext:value-type="string">
            <text:p>wood=0;stone=0;iron=0;fuel=0;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{quest_1_27_title}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pan text:style-name="T1">{building_small_temple}</text:span></text:p>
          </table:table-cell>
          <table:table-cell office:value-type="string" calcext:value-type="string">
            <text:p>{quest_1_27_description}</text:p>
          </table:table-cell>
          <table:table-cell office:value-type="float" office:value="1000024" calcext:value-type="float">
            <text:p>1000024</text:p>
          </table:table-cell>
          <table:table-cell office:value-type="float" office:value="1000077" calcext:value-type="float">
            <text:p>1000077</text:p>
          </table:table-cell>
          <table:table-cell office:value-type="string" calcext:value-type="string">
            <text:p>wood=0;stone=0;iron=0;fuel=0;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{quest_1_29_title}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/>
          <table:table-cell office:value-type="string" calcext:value-type="string">
            <text:p>{quest_1_29_description}</text:p>
          </table:table-cell>
          <table:table-cell office:value-type="string" calcext:value-type="string">
            <text:p>logo/share.png</text:p>
          </table:table-cell>
          <table:table-cell office:value-type="float" office:value="1000077" calcext:value-type="float">
            <text:p>1000077</text:p>
          </table:table-cell>
          <table:table-cell office:value-type="string" calcext:value-type="string">
            <text:p>wood=0;stone=0;iron=0;fuel=0;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21">00.00.0000</text:date>, <text:time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3.2$Linux_x86 LibreOffice_project/410m0$Build-2</meta:generator>
    <dc:date>2014-03-21T00:59:15.132315894</dc:date>
    <dc:creator>Pavel Hejný</dc:creator>
    <meta:editing-duration>PT21M10S</meta:editing-duration>
    <meta:editing-cycles>8</meta:editing-cycles>
    <meta:document-statistic meta:table-count="1" meta:cell-count="242" meta:object-count="0"/>
  </office:meta>
</office:document-meta>
</file>